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1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Times New Roman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 New Roman1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 fo:padding="0.049cm" fo:border-left="none" fo:border-right="none" fo:border-top="none" fo:border-bottom="0.002cm solid #000000" style:shadow="none"/>
      <style:text-properties style:font-name="Times New Roman1" fo:font-size="11pt" style:font-size-asian="11pt" style:font-size-complex="11pt"/>
    </style:style>
    <style:style style:name="T1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seils de prévention situationnelle</text:p>
      <text:p text:style-name="P1"/>
      <text:p text:style-name="P2">1-Conseils généraux</text:p>
      <text:p text:style-name="P1"/>
      <text:p text:style-name="P1">- Ne pas voyager avec des affaires de valeurs ;</text:p>
      <text:p text:style-name="P1">- Conservez vos objets de valeur dans un petit sac qui vous suivra absolument partout ;</text:p>
      <text:p text:style-name="P1">- Conservez votre passeport, carte bancaire et argent dans une ceinture cache-billets autour de votre taille ;</text:p>
      <text:p text:style-name="P1">- Utilisez votre banque en ligne pour avoir peu d'argent liquide en poche ;</text:p>
      <text:p text:style-name="P1">- Conservez des photocopies de votre passeport et de vos billets d’avion qui seront aussi sur votre boîte mail ou mieux, un coffre-fort numérique ;</text:p>
      <text:p text:style-name="P1"/>
      <text:p text:style-name="P2">2-Dans les transports en commun (train, métro, bus...)</text:p>
      <text:p text:style-name="P1"/>
      <text:p text:style-name="P3">- Ne laissez pas vos bagages sans surveillance</text:p>
      <text:p text:style-name="P1"><text:span text:style-name="T1">-</text:span><text:span text:style-name="T1"> </text:span><text:span text:style-name="T1">N</text:span><text:span text:style-name="T1">e laissez rien de précieux dans votre bagage principal</text:span></text:p>
      <text:p text:style-name="P1"><text:span text:style-name="T1">- </text:span><text:span text:style-name="T1">N</text:span><text:span text:style-name="T1">’achetez jamais de tickets </text:span><text:span text:style-name="T1">à</text:span><text:span text:style-name="T1"> des revendeurs </text:span><text:span text:style-name="T1">à</text:span><text:span text:style-name="T1"> la sauvette qui vous les feront payer plus cher (jusqu</text:span><text:span text:style-name="T1">'à </text:span><text:span text:style-name="T1">10 fois leur prix). Utilisez les guichets et les distributeurs de tickets dans les gares et stations </text:span><text:span text:style-name="T1">de métro</text:span><text:span text:style-name="T1">.</text:span></text:p>
      <text:p text:style-name="P1"/>
      <text:p text:style-name="P2">3-A l’hôtel</text:p>
      <text:p text:style-name="P1"/>
      <text:p text:style-name="P1">- Utiliser le coffre-fort de votre chambre ou de la réception pour y placer votre argent, vos bijoux, votre passeport ou vos papiers d'identité</text:p>
      <text:p text:style-name="P1"/>
      <text:p text:style-name="P2">4-Dans les lieux publics (restaurant, cafés, …)</text:p>
      <text:p text:style-name="P1"/>
      <text:p text:style-name="P1"><text:span text:style-name="T1">- </text:span><text:span text:style-name="T1">P</text:span><text:span text:style-name="T1">lutôt qu'un sac à dos, </text:span><text:span text:style-name="T1">préférez </text:span><text:span text:style-name="T1">un sac banane ou </text:span><text:span text:style-name="T1">un sac de petite taille porté en bandoulière ;</text:span></text:p>
      <text:p text:style-name="P1"><text:span text:style-name="T1">- </text:span><text:span text:style-name="T1">P</text:span><text:span text:style-name="T1">renez le minimum d’argent liquide avec vous ;</text:span></text:p>
      <text:p text:style-name="P1"><text:span text:style-name="T1">- </text:span><text:span text:style-name="T1">N</text:span><text:span text:style-name="T1">e </text:span><text:span text:style-name="T1">placer</text:span><text:span text:style-name="T1"> pas votre portefeuille dans </text:span><text:span text:style-name="T1">les</text:span><text:span text:style-name="T1"> poches arri</text:span><text:span text:style-name="T1">è</text:span><text:span text:style-name="T1">re</text:span><text:span text:style-name="T1">s</text:span><text:span text:style-name="T1"> </text:span><text:span text:style-name="T1">de vos vêtements ;</text:span></text:p>
      <text:p text:style-name="P1"><text:span text:style-name="T1">- </text:span><text:span text:style-name="T1">S</text:span><text:span text:style-name="T1">i un agresseur tente de vous arracher votre sac, ne r</text:span><text:span text:style-name="T1">é</text:span><text:span text:style-name="T1">sistez pas, vous risqueriez d’</text:span><text:span text:style-name="T1">ê</text:span><text:span text:style-name="T1">tre bless</text:span><text:span text:style-name="T1">é </text:span><text:span text:style-name="T1">;</text:span></text:p>
      <text:p text:style-name="P1"><text:span text:style-name="T1">- </text:span><text:span text:style-name="T1">S</text:span><text:span text:style-name="T1">e </text:span><text:span text:style-name="T1">m</text:span><text:span text:style-name="T1">é</text:span><text:span text:style-name="T1">fie</text:span><text:span text:style-name="T1">r</text:span><text:span text:style-name="T1"> des individus qui </text:span><text:span text:style-name="T1">cherchent à</text:span><text:span text:style-name="T1"> </text:span><text:span text:style-name="T1">dé</text:span><text:span text:style-name="T1">tourner votre attention pour vous voler vos effets personnels, notamment </text:span><text:span text:style-name="T1">à </text:span><text:span text:style-name="T1">la terrasse des caf</text:span><text:span text:style-name="T1">é</text:span><text:span text:style-name="T1">s, lors de retrait d’argent au distributeur ou lors de la signature de p</text:span><text:span text:style-name="T1">é</text:span><text:span text:style-name="T1">titions. - - </text:span><text:span text:style-name="T1">N</text:span><text:span text:style-name="T1">e manipulez pas de liasses de billets en public et ne </text:span><text:span text:style-name="T1">changez </text:span><text:span text:style-name="T1">vos</text:span><text:span text:style-name="T1"> devises </text:span><text:span text:style-name="T1">que </text:span><text:span text:style-name="T1">dans</text:span><text:span text:style-name="T1"> les bureaux de change</text:span><text:span text:style-name="T1"> et non auprès d'inconnus dans la rue</text:span><text:span text:style-name="T1"> ;</text:span></text:p>
      <text:p text:style-name="P1"><text:span text:style-name="T1">- </text:span><text:span text:style-name="T1">A</text:span><text:span text:style-name="T1">u distributeur automatique de billets, masqu</text:span><text:span text:style-name="T1">ez</text:span><text:span text:style-name="T1"> le clavier </text:span><text:span text:style-name="T1">avant de composer votre code</text:span><text:span text:style-name="T1">, ne vous laissez pas distraire par des individus vous pourriez </text:span><text:span text:style-name="T1">êt</text:span><text:span text:style-name="T1">re victime de vol ;</text:span></text:p>
      <text:p text:style-name="P1"><text:span text:style-name="T1">- </text:span><text:span text:style-name="T1">R</text:span><text:span text:style-name="T1">é</text:span><text:span text:style-name="T1">glez vos achats par petites coupures, carte bancaire ou ch</text:span><text:span text:style-name="T1">è</text:span><text:span text:style-name="T1">ques (s’ils sont bien s</text:span><text:span text:style-name="T1">û</text:span><text:span text:style-name="T1">r compensables en France) ;</text:span></text:p>
      <text:p text:style-name="P1"><text:span text:style-name="T1">- </text:span><text:span text:style-name="T1">N</text:span><text:span text:style-name="T1">e portez pas de bijoux de trop grande valeur de mani</text:span><text:span text:style-name="T1">è</text:span><text:span text:style-name="T1">re ostentatoire ;</text:span></text:p>
      <text:p text:style-name="P1"><text:span text:style-name="T1">- </text:span><text:span text:style-name="T1">N</text:span><text:span text:style-name="T1">e laissez pas vos moyens de paiement dans les vestiaires ou dans votre manteau pos</text:span><text:span text:style-name="T1">é</text:span><text:span text:style-name="T1"> sur une chaise (au restaurant ou dans les caf</text:span><text:span text:style-name="T1">é</text:span><text:span text:style-name="T1">s par exemple), un pickpocket pourrait s’asseoir derri</text:span><text:span text:style-name="T1">è</text:span><text:span text:style-name="T1">re vous et vous subtiliser vos effets ;</text:span></text:p>
      <text:p text:style-name="P1"><text:span text:style-name="T1">- </text:span><text:span text:style-name="T1">N</text:span><text:span text:style-name="T1">e posez jamais votre sac </text:span><text:span text:style-name="T1">à</text:span><text:span text:style-name="T1"> vos pieds ;</text:span></text:p>
      <text:p text:style-name="P1"><text:span text:style-name="T1">- </text:span><text:span text:style-name="T1">N</text:span><text:span text:style-name="T1">e laissez pas votre t</text:span><text:span text:style-name="T1">élé</text:span><text:span text:style-name="T1">phone portable ou votre portefeuille sur la table de caf</text:span><text:span text:style-name="T1">é</text:span><text:span text:style-name="T1"> ou de restaurant ;</text:span></text:p>
      <text:p text:style-name="P1"><text:span text:style-name="T1">- </text:span><text:span text:style-name="T1">N</text:span><text:span text:style-name="T1">e rangez pas votre t</text:span><text:span text:style-name="T1">élé</text:span><text:span text:style-name="T1">phone dans une poche ex</text:span><text:span text:style-name="T1">té</text:span><text:span text:style-name="T1">rieure de votre sac ou d’un v</text:span><text:span text:style-name="T1">ê</text:span><text:span text:style-name="T1">tement, ne le pr</text:span><text:span text:style-name="T1">ê</text:span><text:span text:style-name="T1">tez pas </text:span><text:span text:style-name="T1">à</text:span><text:span text:style-name="T1"> un inconnu.</text:span></text:p>
      <text:p text:style-name="P1"/>
      <text:p text:style-name="P2">5-Stationner son véhicule sur un parking</text:p>
      <text:p text:style-name="P1"/>
      <text:p text:style-name="P1"><text:span text:style-name="T1">- </text:span><text:span text:style-name="T1">V</text:span><text:span text:style-name="T1">errouillez porti</text:span><text:span text:style-name="T1">è</text:span><text:span text:style-name="T1">res et coffre et veillez </text:span><text:span text:style-name="T1">à</text:span><text:span text:style-name="T1"> bien fermer les </text:span><text:span text:style-name="T1">vitres de votre v</text:span><text:span text:style-name="T1">é</text:span><text:span text:style-name="T1">hicule ;</text:span></text:p>
      <text:p text:style-name="P1"><text:span text:style-name="T1">- </text:span><text:span text:style-name="T1">N</text:span><text:span text:style-name="T1">e laissez pas des objets de valeur en </text:span><text:span text:style-name="T1">é</text:span><text:span text:style-name="T1">vidence (t</text:span><text:span text:style-name="T1">élé</text:span><text:span text:style-name="T1">phone portable, appareil photo, v</text:span><text:span text:style-name="T1">ê</text:span><text:span text:style-name="T1">tements, sac, etc.).</text:span></text:p>
      <text:p text:style-name="P1"/>
      <text:p text:style-name="P4">6-Vous êtes victime d'un vol</text:p>
      <text:p text:style-name="P1"/>
      <text:p text:style-name="P1"><text:span text:style-name="T1">-Prenez contact avec votre ambassade (réaliser la liste et adresse des ambassades et consulats </text:span><text:span text:style-name="T1">avec géolocalisation</text:span><text:span text:style-name="T1">)</text:span></text:p>
      <text:p text:style-name="P1"><text:span text:style-name="T1">-Déposez une plainte auprès du service de police ou de gendarmerie le plus proche </text:span><text:span text:style-name="T1">(intégrer la liste des commissariats de police et des brigades de gendarmerie avec géolocalisation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" fo:font-size="10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name="Arial" fo:font-size="10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0pt" style:font-size-asian="12pt" style:font-name-complex="Lohit Hindi1"/>
    </style:style>
    <style:style style:name="Heading_20_2" style:display-name="Heading 2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14:14:27.717046777</meta:creation-date>
    <dc:date>2016-04-09T18:23:29.32</dc:date>
    <meta:editing-duration>PT51M32S</meta:editing-duration>
    <meta:editing-cycles>8</meta:editing-cycles>
    <meta:generator>OpenOffice/4.0.1$Win32 OpenOffice.org_project/401m5$Build-9714</meta:generator>
    <meta:document-statistic meta:table-count="0" meta:image-count="0" meta:object-count="0" meta:page-count="1" meta:paragraph-count="32" meta:word-count="553" meta:character-count="3204"/>
  </office:meta>
</office:document-meta>
</file>